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31.6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ladmir_age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77726984024" calcext:value-type="float">
            <text:p>3.777269840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20098996162" calcext:value-type="float">
            <text:p>2.200989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45706892014" calcext:value-type="float">
            <text:p>2.457068920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43371200562" calcext:value-type="float">
            <text:p>4.4337120056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0123381615" calcext:value-type="float">
            <text:p>1.001233816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12827587128" calcext:value-type="float">
            <text:p>1.128275871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3.4730420113" calcext:value-type="float">
            <text:p>13.473042011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23281693459" calcext:value-type="float">
            <text:p>3.232816934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.5701789856" calcext:value-type="float">
            <text:p>9.57017898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03206110001" calcext:value-type="float">
            <text:p>2.032061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68915200233" calcext:value-type="float">
            <text:p>3.689152002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17803311348" calcext:value-type="float">
            <text:p>2.178033113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44032382965" calcext:value-type="float">
            <text:p>1.440323829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.64174413681" calcext:value-type="float">
            <text:p>7.641744136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0122189522" calcext:value-type="float">
            <text:p>1.0012218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68087482452" calcext:value-type="float">
            <text:p>2.680874824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1610481739" calcext:value-type="float">
            <text:p>2.161048173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27330803871" calcext:value-type="float">
            <text:p>2.27330803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70518898964" calcext:value-type="float">
            <text:p>2.7051889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42470002174" calcext:value-type="float">
            <text:p>2.424700021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0123596191" calcext:value-type="float">
            <text:p>1.001235961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03352189064" calcext:value-type="float">
            <text:p>4.033521890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2973959446" calcext:value-type="float">
            <text:p>2.297395944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.3686659336" calcext:value-type="float">
            <text:p>15.368665933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.28849101067" calcext:value-type="float">
            <text:p>9.288491010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0122499466" calcext:value-type="float">
            <text:p>1.001224994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68923783302" calcext:value-type="float">
            <text:p>2.689237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32072114944" calcext:value-type="float">
            <text:p>4.320721149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.2493798733" calcext:value-type="float">
            <text:p>13.2493798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00954604149" calcext:value-type="float">
            <text:p>3.00954604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4911084175" calcext:value-type="float">
            <text:p>1.849110841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3609650135" calcext:value-type="float">
            <text:p>3.36096501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56918907166" calcext:value-type="float">
            <text:p>2.5691890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15269088745" calcext:value-type="float">
            <text:p>3.15269088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40159201622" calcext:value-type="float">
            <text:p>2.401592016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494301796" calcext:value-type="float">
            <text:p>2.249430179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.1114499569" calcext:value-type="float">
            <text:p>11.111449956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45081686974" calcext:value-type="float">
            <text:p>2.4508168697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52178287506" calcext:value-type="float">
            <text:p>4.521782875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.04205513" calcext:value-type="float">
            <text:p>9.0420551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.8659648895" calcext:value-type="float">
            <text:p>11.865964889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4.98458480835" calcext:value-type="float">
            <text:p>4.984584808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41700601578" calcext:value-type="float">
            <text:p>3.417006015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53751087189" calcext:value-type="float">
            <text:p>2.5375108719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04910898209" calcext:value-type="float">
            <text:p>4.0491089821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88118600845" calcext:value-type="float">
            <text:p>3.88118600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45696401596" calcext:value-type="float">
            <text:p>3.456964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89682197571" calcext:value-type="float">
            <text:p>3.896821975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18543815613" calcext:value-type="float">
            <text:p>2.1854381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85748291016" calcext:value-type="float">
            <text:p>3.857482910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76060414314" calcext:value-type="float">
            <text:p>1.760604143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38490891457" calcext:value-type="float">
            <text:p>3.384908914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.58533501625" calcext:value-type="float">
            <text:p>6.58533501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63318681717" calcext:value-type="float">
            <text:p>2.6331868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.16126203537" calcext:value-type="float">
            <text:p>6.1612620354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22506809235" calcext:value-type="float">
            <text:p>4.225068092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2327709198" calcext:value-type="float">
            <text:p>2.2327709198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93673300743" calcext:value-type="float">
            <text:p>4.936733007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5932598114" calcext:value-type="float">
            <text:p>1.5932598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96894192696" calcext:value-type="float">
            <text:p>3.9689419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1363387108" calcext:value-type="float">
            <text:p>3.1136338711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79266214371" calcext:value-type="float">
            <text:p>4.792662143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.12149906158" calcext:value-type="float">
            <text:p>6.12149906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8.7205998898" calcext:value-type="float">
            <text:p>18.7205998898</text:p>
          </table:table-cell>
        </table:table-row>
        <table:table-row table:style-name="ro1">
          <table:table-cell table:formula="of:=(8-COUNTIF([.A1:.A64]; &quot;=0&quot;))/8" office:value-type="float" office:value="0.875" calcext:value-type="float">
            <text:p>0.875</text:p>
          </table:table-cell>
          <table:table-cell table:formula="of:=(8-COUNTIF([.B1:.B64]; &quot;=0&quot;))/8" office:value-type="float" office:value="1" calcext:value-type="float">
            <text:p>1</text:p>
          </table:table-cell>
          <table:table-cell table:formula="of:=(8-COUNTIF([.C1:.C64]; &quot;=0&quot;))/8" office:value-type="float" office:value="0.75" calcext:value-type="float">
            <text:p>0.75</text:p>
          </table:table-cell>
          <table:table-cell table:formula="of:=(8-COUNTIF([.D1:.D64]; &quot;=0&quot;))/8" office:value-type="float" office:value="0.5" calcext:value-type="float">
            <text:p>0.5</text:p>
          </table:table-cell>
          <table:table-cell table:formula="of:=(8-COUNTIF([.E1:.E64]; &quot;=0&quot;))/8" office:value-type="float" office:value="0.875" calcext:value-type="float">
            <text:p>0.875</text:p>
          </table:table-cell>
          <table:table-cell table:formula="of:=(8-COUNTIF([.F1:.F64]; &quot;=0&quot;))/8" office:value-type="float" office:value="0.75" calcext:value-type="float">
            <text:p>0.75</text:p>
          </table:table-cell>
          <table:table-cell table:formula="of:=(8-COUNTIF([.G1:.G64]; &quot;=0&quot;))/8" office:value-type="float" office:value="1" calcext:value-type="float">
            <text:p>1</text:p>
          </table:table-cell>
          <table:table-cell table:formula="of:=(8-COUNTIF([.H1:.H64]; 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8:50:18.395374739</dc:date>
    <meta:editing-duration>PT5M14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